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cab6" officeooo:paragraph-rsid="001bcab6" style:font-weight-asian="normal" style:font-weight-complex="normal"/>
    </style:style>
    <style:style style:name="P2" style:family="paragraph" style:parent-style-name="Standard">
      <style:text-properties fo:font-weight="normal" officeooo:rsid="001ec7dc" officeooo:paragraph-rsid="001ec7dc" style:font-weight-asian="normal" style:font-weight-complex="normal"/>
    </style:style>
    <style:style style:name="P3" style:family="paragraph" style:parent-style-name="Standard">
      <style:text-properties fo:font-weight="normal" officeooo:rsid="001fcded" officeooo:paragraph-rsid="001fcded" style:font-weight-asian="normal" style:font-weight-complex="normal"/>
    </style:style>
    <style:style style:name="P4" style:family="paragraph" style:parent-style-name="Standard">
      <style:text-properties fo:font-weight="normal" officeooo:rsid="002b62de" officeooo:paragraph-rsid="002b62de" style:font-weight-asian="normal" style:font-weight-complex="normal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1bcab6" officeooo:paragraph-rsid="001bcab6" style:font-weight-asian="bold" style:font-weight-complex="bold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bcab6" officeooo:paragraph-rsid="001bcab6" style:font-weight-asian="normal" style:font-weight-complex="normal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1ec7dc" officeooo:paragraph-rsid="001ec7dc" style:font-weight-asian="normal" style:font-weight-complex="normal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16062" officeooo:paragraph-rsid="00216062" style:font-weight-asian="normal" style:font-weight-complex="normal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2c9aa" officeooo:paragraph-rsid="0022c9aa" style:font-weight-asian="normal" style:font-weight-complex="normal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48423" officeooo:paragraph-rsid="00248423" style:font-weight-asian="normal" style:font-weight-complex="normal"/>
    </style:style>
    <style:style style:name="P1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28dcae" officeooo:paragraph-rsid="0028dcae" style:font-weight-asian="normal" style:font-weight-complex="normal"/>
    </style:style>
    <style:style style:name="P12" style:family="paragraph" style:parent-style-name="Footnote">
      <style:text-properties officeooo:rsid="001ec7dc" officeooo:paragraph-rsid="001ec7dc"/>
    </style:style>
    <style:style style:name="P13" style:family="paragraph" style:parent-style-name="Footnote">
      <style:text-properties officeooo:rsid="0022c9aa" officeooo:paragraph-rsid="0022c9a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d4db2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4db2" style:font-style-asian="normal" style:font-style-complex="normal"/>
    </style:style>
    <style:style style:name="T5" style:family="text">
      <style:text-properties fo:font-style="normal" officeooo:rsid="001fcded" style:font-style-asian="normal" style:font-style-complex="normal"/>
    </style:style>
    <style:style style:name="T6" style:family="text">
      <style:text-properties fo:font-style="normal" officeooo:rsid="0022c9aa" style:font-style-asian="normal" style:font-style-complex="normal"/>
    </style:style>
    <style:style style:name="T7" style:family="text">
      <style:text-properties fo:font-style="normal" officeooo:rsid="0026404f" style:font-style-asian="normal" style:font-style-complex="normal"/>
    </style:style>
    <style:style style:name="T8" style:family="text">
      <style:text-properties fo:font-style="normal" officeooo:rsid="0029695a" style:font-style-asian="normal" style:font-style-complex="normal"/>
    </style:style>
    <style:style style:name="T9" style:family="text">
      <style:text-properties fo:font-style="normal" fo:font-weight="normal" officeooo:rsid="001d4db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c7dc" style:font-style-asian="normal" style:font-weight-asian="normal" style:font-style-complex="normal" style:font-weight-complex="normal"/>
    </style:style>
    <style:style style:name="T11" style:family="text">
      <style:text-properties officeooo:rsid="001d4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istophanes Questions – Scholarship</text:p>
      <text:p text:style-name="P1">Stephen Halliwell writes<text:note text:id="ftn0" text:note-class="footnote"><text:note-citation>1</text:note-citation><text:note-body><text:p text:style-name="Footnote"><text:span text:style-name="T11">From the introduction to his translation of Aristophanes’ </text:span><text:span text:style-name="T2">Birds, and other plays</text:span><text:span text:style-name="T9"> </text:span><text:span text:style-name="T10">(p. xlv)</text:span><text:span text:style-name="T9">. Oxford World Classics (1998). UoA: 882.4 Fh</text:span></text:p></text:note-body></text:note> that:-</text:p>
      <text:p text:style-name="P1">‘It is the <text:span text:style-name="T1">mock</text:span><text:span text:style-name="T3">-seriousless, the posturing rhetoric, and the pretence of didactic influence found in some parabases which reinforce our grounds for supposing that Old Comedy is a perpetual creator of illusions and fabrications about itself as about everything else.’</text:span></text:p>
      <text:p text:style-name="P1"><text:span text:style-name="T3"/></text:p>
      <text:p text:style-name="P6"><text:span text:style-name="T3">To what extent do Aristophanes’ plays reflect his own beliefs about politics and culture? Are his plays an authentic representation of his own voice, or </text:span><text:span text:style-name="T4">simply presenting a comedic posture?</text:span></text:p>
      <text:p text:style-name="P2"><text:span text:style-name="T3">David Barrett writes</text:span><text:span text:style-name="T3"><text:note text:id="ftn1" text:note-class="footnote"><text:note-citation>2</text:note-citation><text:note-body><text:p text:style-name="P12">From the introduction to his translation of Aristophanes’ <text:span text:style-name="T1">The Frogs, and other plays (</text:span><text:span text:style-name="T3">p. 17). The Penguin Classics (1964). UoA: 882.4 Fb</text:span></text:p></text:note-body></text:note></text:span><text:span text:style-name="T3"> that:-</text:span></text:p>
      <text:p text:style-name="P2"><text:span text:style-name="T3">‘The rule or convention of employing only three actors had its effect on the structure of both tragedy and comedy.’</text:span></text:p>
      <text:p text:style-name="P3"><text:span text:style-name="T3"/></text:p>
      <text:p text:style-name="P7"><text:span text:style-name="T3">Are Aristophanes’ plays noticably shaped </text:span><text:span text:style-name="T5">or constrained</text:span><text:span text:style-name="T3"> by this restriction?</text:span></text:p>
      <text:p text:style-name="P8"><text:span text:style-name="T3">Several of Aristophanes’ extant plays concern themselves with </text:span><text:span text:style-name="T6">war and peace. Are his solutions to the problem of war simply comedic, or is there a deeper meaning to his plays?</text:span></text:p>
      <text:p text:style-name="P9"><text:span text:style-name="T3">According to Alan H. Sommerstein, an Aristophanic play generally consists of four phases: conception, struggle, realisation, and consequences.</text:span><text:span text:style-name="T3"><text:note text:id="ftn2" text:note-class="footnote"><text:note-citation>3</text:note-citation><text:note-body><text:p text:style-name="P13">From the introduction to his translation of Aristophanes’ <text:s/><text:span text:style-name="T1">Lysistrata, and other plays</text:span><text:span text:style-name="T3"> (p. xxxii). Penguin Classics (2002).</text:span></text:p></text:note-body></text:note></text:span><text:span text:style-name="T3"> To what extent do you agree with this categorisation? </text:span><text:span text:style-name="T7">I</text:span><text:span text:style-name="T3">s it overly simplistic?</text:span></text:p>
      <text:p text:style-name="P10"><text:span text:style-name="T3">Is Aristophanes’ frequent use of fantastic and caricatured characters a rejection of contemporary Athenian society?</text:span></text:p>
      <text:p text:style-name="P11"><text:span text:style-name="T3">Being the only play written by Aristophanes that lost the competition that it was entered in, is </text:span><text:span text:style-name="T1">The Clouds</text:span><text:span text:style-name="T3"> a blot on the otherwise impeccable record of the playwright?</text:span></text:p>
      <text:p text:style-name="P4"><text:span text:style-name="T3">Aristophanes’ play </text:span><text:span text:style-name="T1">Lysistrata</text:span><text:span text:style-name="T3"> purports to be a glimpse into a utopian world, run by the women of Athens. </text:span><text:span text:style-name="T8">What role do women play in Aristophanic comedy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55:11.756126626</meta:creation-date>
    <dc:date>2017-11-30T22:16:34.956555214</dc:date>
    <meta:editing-duration>PT1H58S</meta:editing-duration>
    <meta:editing-cycles>11</meta:editing-cycles>
    <meta:generator>LibreOffice/5.4.3.2$Linux_X86_64 LibreOffice_project/40m0$Build-2</meta:generator>
    <meta:document-statistic meta:table-count="0" meta:image-count="0" meta:object-count="0" meta:page-count="1" meta:paragraph-count="15" meta:word-count="302" meta:character-count="1967" meta:non-whitespace-character-count="1678"/>
  </office:meta>
</office:document-meta>
</file>